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9.3212">
            <text:p>89.321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936">
            <text:p>97.693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205">
            <text:p>96.20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8.137">
            <text:p>98.13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556">
            <text:p>96.9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25">
            <text:p>97.82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39">
            <text:p>99.2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57">
            <text:p>97.73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222">
            <text:p>98.1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692">
            <text:p>96.9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039">
            <text:p>97.30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966">
            <text:p>97.4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381">
            <text:p>96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971">
            <text:p>97.597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369">
            <text:p>96.369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8.1931">
            <text:p>98.1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917">
            <text:p>96.6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4875">
            <text:p>96.48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571">
            <text:p>99.2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543">
            <text:p>98.35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1072">
            <text:p>97.1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862">
            <text:p>96.7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357">
            <text:p>98.5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516">
            <text:p>98.2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294">
            <text:p>96.8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167">
            <text:p>99.1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731">
            <text:p>97.27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19">
            <text:p>97.51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618">
            <text:p>97.76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539">
            <text:p>98.4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118">
            <text:p>98.6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095">
            <text:p>97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542">
            <text:p>97.1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0846">
            <text:p>96.0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031">
            <text:p>97.10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16">
            <text:p>98.0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3083">
            <text:p>98.3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6722">
            <text:p>98.6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163">
            <text:p>97.116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933">
            <text:p>97.7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324">
            <text:p>97.73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333">
            <text:p>97.7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029">
            <text:p>99.20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421">
            <text:p>97.142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053">
            <text:p>98.2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5788">
            <text:p>98.5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5579">
            <text:p>96.5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5333">
            <text:p>98.5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682">
            <text:p>98.7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18">
            <text:p>97.4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0344">
            <text:p>97.03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3056">
            <text:p>95.3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5813">
            <text:p>98.5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56">
            <text:p>97.2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458">
            <text:p>97.1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294">
            <text:p>98.0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075">
            <text:p>95.0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572">
            <text:p>97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5125">
            <text:p>95.5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591">
            <text:p>96.95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1931">
            <text:p>98.1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1083">
            <text:p>95.1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808">
            <text:p>98.8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167">
            <text:p>96.4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333">
            <text:p>97.5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733">
            <text:p>97.8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722">
            <text:p>97.5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5733">
            <text:p>98.5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572">
            <text:p>97.3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07">
            <text:p>97.580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107">
            <text:p>96.71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735">
            <text:p>98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409">
            <text:p>96.9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2">
            <text:p>95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529">
            <text:p>98.05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2877">
            <text:p>97.287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645">
            <text:p>96.764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0357">
            <text:p>98.03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616">
            <text:p>95.6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3833">
            <text:p>98.3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25">
            <text:p>97.5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033">
            <text:p>97.50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745">
            <text:p>98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905">
            <text:p>96.7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931">
            <text:p>96.7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852">
            <text:p>97.385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936">
            <text:p>97.29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174">
            <text:p>97.5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3.6">
            <text:p>93.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945">
            <text:p>98.094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278">
            <text:p>98.6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6882">
            <text:p>95.6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056">
            <text:p>97.50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905">
            <text:p>97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909">
            <text:p>96.190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.9067">
            <text:p>95.9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607">
            <text:p>98.16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189">
            <text:p>97.31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381">
            <text:p>97.3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97">
            <text:p>96.79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783">
            <text:p>97.0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033">
            <text:p>96.90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7.2654">
            <text:p>97.2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4818">
            <text:p>96.4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375">
            <text:p>96.73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48">
            <text:p>97.2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5533">
            <text:p>96.5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667">
            <text:p>97.86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2952">
            <text:p>97.29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85">
            <text:p>99.2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2962">
            <text:p>97.2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2">
            <text:p>97.6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13">
            <text:p>97.9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3116">
            <text:p>97.3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73">
            <text:p>99.2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0294">
            <text:p>98.0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187">
            <text:p>97.71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0833">
            <text:p>97.08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8522">
            <text:p>97.8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778">
            <text:p>97.0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765">
            <text:p>96.876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231">
            <text:p>99.2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7053">
            <text:p>98.705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816">
            <text:p>96.781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395">
            <text:p>97.83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8833">
            <text:p>95.8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765">
            <text:p>98.07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29">
            <text:p>98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346">
            <text:p>96.5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1539">
            <text:p>96.1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7324">
            <text:p>97.73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0186">
            <text:p>98.018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36">
            <text:p>99.2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552">
            <text:p>97.155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727">
            <text:p>95.5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703">
            <text:p>97.170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.0071">
            <text:p>97.0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882">
            <text:p>96.8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5583">
            <text:p>97.5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734">
            <text:p>97.87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476">
            <text:p>97.3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75">
            <text:p>98.17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96">
            <text:p>97.379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3313">
            <text:p>97.3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58">
            <text:p>96.5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1091">
            <text:p>97.109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467">
            <text:p>98.5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7333">
            <text:p>98.7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12">
            <text:p>97.12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571">
            <text:p>99.2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294">
            <text:p>96.8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formula="of:=SUM([.A1:.A500])/500" office:value-type="float" office:value="98.0494430000001">
            <text:p>98.049443</text:p>
          </table:table-cell>
          <table:table-cell table:formula="of:=SUM([.B1:.B500])/500" office:value-type="float" office:value="14.87">
            <text:p>14.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1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1:57:0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